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Isaac Feinberg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2, 1892</text:p>
      <text:p text:style-name="P5">Month<text:tab/><text:tab/><text:tab/><text:tab/><text:tab/><text:tab/>March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SYNAGOGUE CHAMBERS,/</text:p>
      <text:p text:style-name="P2">K. K. MICKV<text:span text:style-name="T2">É</text:span><text:span text:style-name="T3"> ISRAEL,/</text:span></text:p>
      <text:p text:style-name="P2"><text:span text:style-name="T3">117 North Seventh St./</text:span></text:p>
      <text:p text:style-name="P3"><text:span text:style-name="T3">Philadelphia, March 22nd 1892/</text:span></text:p>
      <text:p text:style-name="P2"><text:span text:style-name="T3">Rev. Dr. S. Morais,/</text:span></text:p>
      <text:p text:style-name="P2"><text:span text:style-name="T3"><text:tab/>Dear Sir,/</text:span></text:p>
      <text:p text:style-name="P2"><text:span text:style-name="T3"><text:tab/><text:tab/>You have been appointed a delegate/ to represent our congregation at the third biennial/ convention of the Jewish Theological Seminary Associ-/ation to be held in New York on the 27 inst./</text:span></text:p>
      <text:p text:style-name="P2"><text:span text:style-name="T3"><text:tab/>Trusting that you will be able to give/ the congregation the benefit of your services on/ that occasion, I am/ Very Truly Yours/ Isaac Feinberg, Secretar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4:09:08.97</meta:creation-date>
    <meta:document-statistic meta:table-count="0" meta:image-count="0" meta:object-count="0" meta:page-count="2" meta:paragraph-count="68" meta:word-count="241" meta:character-count="1734"/>
    <dc:date>2011-12-01T14:12:38.06</dc:date>
    <dc:creator>Penn Libraries</dc:creator>
    <meta:editing-duration>PT00H03M29S</meta:editing-duration>
    <meta:editing-cycles>1</meta:editing-cycles>
    <meta:generator>OpenOffice.org/3.2$Win32 OpenOffice.org_project/320m12$Build-9483</meta:generator>
  </office:meta>
</office:document-meta>
</file>